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809" officeooo:paragraph-rsid="0001a809"/>
    </style:style>
    <style:style style:name="P2" style:family="paragraph" style:parent-style-name="Standard">
      <style:text-properties officeooo:rsid="00025aca" officeooo:paragraph-rsid="00025aca"/>
    </style:style>
    <style:style style:name="T1" style:family="text">
      <style:text-properties officeooo:rsid="00025a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ia_LHE_ROOT instructions</text:p>
      <text:p text:style-name="P1"/>
      <text:p text:style-name="P1"/>
      <text:p text:style-name="P1">Intro: I don't think we alla need to do this---&gt;installing these programs could be painful!</text:p>
      <text:p text:style-name="P1"/>
      <text:p text:style-name="P1"/>
      <text:p text:style-name="P1">First of all install:</text:p>
      <text:p text:style-name="P1">-Pythia (only needed if we want parton shower)</text:p>
      <text:p text:style-name="P1">-Root</text:p>
      <text:p text:style-name="P1">-Fastjet (only needed uf we <text:s/>want to use jets)</text:p>
      <text:p text:style-name="P1"/>
      <text:p text:style-name="P1">in the Makefile, change the Pythia, Root and Fastjet location.</text:p>
      <text:p text:style-name="P1"/>
      <text:p text:style-name="P1">The source code is in 'marcel.cc', you can compile it by typing into the terminal (in the folder where the source code is...):</text:p>
      <text:p text:style-name="P1">make marcel</text:p>
      <text:p text:style-name="P1"/>
      <text:p text:style-name="P1"/>
      <text:p text:style-name="P1"/>
      <text:p text:style-name="P1">There is a lot of unuseful stuff inside the code. Fell free to uncomment or delete some.</text:p>
      <text:p text:style-name="P2">In particular comment all the Fastjet/Pythia commands and include (in both source and makefile).</text:p>
      <text:p text:style-name="P2"/>
      <text:p text:style-name="P1"><text:span text:style-name="T1">I thought </text:span>that <text:span text:style-name="T1">having </text:span>more is better than <text:span text:style-name="T1">too few</text:span>.... (you can try to mimic what is inside the code <text:span text:style-name="T1">and do whatever you want in principle...</text:span>)</text:p>
      <text:p text:style-name="P1"/>
      <text:p text:style-name="P1">There are other examples in the “examples” folder you can <text:span text:style-name="T1">find inside</text:span> Root <text:span text:style-name="T1">(once you installed it)</text:span>.</text:p>
      <text:p text:style-name="P1"/>
      <text:p text:style-name="P1"/>
      <text:p text:style-name="P1"/>
      <text:p text:style-name="P1"/>
      <text:p text:style-name="P1"/>
      <text:p text:style-name="P2">Davide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1:01:49.376202345</meta:creation-date>
    <dc:date>2015-10-05T11:13:07.321481367</dc:date>
    <meta:editing-duration>PT2M3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51" meta:character-count="867" meta:non-whitespace-character-count="729"/>
  </office:meta>
</office:document-meta>
</file>